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010000000108093F3507420144.png" manifest:media-type="image/png"/>
  <manifest:file-entry manifest:full-path="Pictures/100000000000011100000021E99CE8F9DC6DB398.png" manifest:media-type="image/png"/>
  <manifest:file-entry manifest:full-path="Pictures/10001BC70000001A0000001A6630F744E7A1D177.svg" manifest:media-type="image/svg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ar new" svg:font-family="'Couriar new'"/>
    <style:font-face style:name="Lohit Devanagari1" svg:font-family="'Lohit Devanagari'"/>
    <style:font-face style:name="Courier New" svg:font-family="'Courier New'" style:font-family-generic="modern"/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nsolas" svg:font-family="Consolas" style:font-family-generic="swiss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style:rel-width="100%" fo:margin-left="-0.075in" table:align="left" style:writing-mode="lr-tb"/>
    </style:style>
    <style:style style:name="Table1.A" style:family="table-column">
      <style:table-column-properties style:column-width="2.9528in" style:rel-column-width="4252*"/>
    </style:style>
    <style:style style:name="Table1.B" style:family="table-column">
      <style:table-column-properties style:column-width="1.7722in" style:rel-column-width="2552*"/>
    </style:style>
    <style:style style:name="Table1.C" style:family="table-column">
      <style:table-column-properties style:column-width="1.9681in" style:rel-column-width="2834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5" style:family="paragraph" style:parent-style-name="Standard">
      <style:paragraph-properties fo:line-height="150%" fo:text-align="center" style:justify-single-word="false" style:snap-to-layout-grid="false"/>
      <style:text-properties fo:font-size="14pt" officeooo:rsid="00293842" officeooo:paragraph-rsid="00293842" style:font-size-asian="14pt" style:font-size-complex="14pt"/>
    </style:style>
    <style:style style:name="P6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7" style:family="paragraph" style:parent-style-name="Standard">
      <style:paragraph-properties fo:line-height="150%" style:snap-to-layout-grid="false"/>
      <style:text-properties fo:font-size="14pt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fo:font-weight="bold" officeooo:paragraph-rsid="0041c814" style:font-weight-asian="bold" style:font-weight-complex="bold"/>
    </style:style>
    <style:style style:name="P11" style:family="paragraph" style:parent-style-name="Standard">
      <style:paragraph-properties fo:line-height="150%" fo:text-align="center" style:justify-single-word="false"/>
      <style:text-properties officeooo:paragraph-rsid="001da605"/>
    </style:style>
    <style:style style:name="P12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13" style:family="paragraph" style:parent-style-name="Times14_5f_РИО2">
      <style:paragraph-properties fo:margin-left="0in" fo:margin-right="0in" fo:line-height="150%" fo:text-indent="0in" style:auto-text-indent="false" fo:break-before="page"/>
    </style:style>
    <style:style style:name="P14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size="14pt" officeooo:paragraph-rsid="00437983" style:font-name-asian="Times New Roman" style:font-size-asian="14pt" style:font-size-complex="14pt"/>
    </style:style>
    <style:style style:name="P15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size="14pt" fo:font-weight="normal" officeooo:paragraph-rsid="0053ffcc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size="14pt" fo:font-weight="normal" officeooo:rsid="0056dd75" officeooo:paragraph-rsid="0056dd75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size="14pt" fo:font-weight="normal" officeooo:paragraph-rsid="0053ffcc" style:font-name-asian="Times New Roman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margin-left="0in" fo:margin-right="0in" fo:line-height="150%" fo:text-align="justify" style:justify-single-word="false" fo:text-indent="0in" style:auto-text-indent="false" style:text-autospace="none"/>
      <style:text-properties style:font-name="Times New Roman" fo:font-size="14pt" fo:language="ru" fo:country="RU" fo:font-weight="bold" officeooo:paragraph-rsid="00437983" style:font-size-asian="14pt" style:language-asian="ru" style:country-asian="RU" style:font-weight-asian="bold" style:font-size-complex="14pt"/>
    </style:style>
    <style:style style:name="P19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weight="normal" officeooo:paragraph-rsid="0053ffcc" style:font-weight-asian="normal" style:font-weight-complex="normal"/>
    </style:style>
    <style:style style:name="P20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weight="normal" officeooo:rsid="0056dd75" officeooo:paragraph-rsid="0056dd75" style:font-weight-asian="normal" style:font-weight-complex="normal"/>
    </style:style>
    <style:style style:name="P21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weight="normal" officeooo:rsid="0056dd75" officeooo:paragraph-rsid="0057122c" style:font-weight-asian="normal" style:font-weight-complex="normal"/>
    </style:style>
    <style:style style:name="P22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weight="normal" officeooo:rsid="0057122c" officeooo:paragraph-rsid="0057122c" style:font-weight-asian="normal" style:font-weight-complex="normal"/>
    </style:style>
    <style:style style:name="P23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weight="normal" officeooo:rsid="0057122c" officeooo:paragraph-rsid="0058ffdc" style:font-weight-asian="normal" style:font-weight-complex="normal"/>
    </style:style>
    <style:style style:name="P24" style:family="paragraph" style:parent-style-name="Standard">
      <loext:graphic-properties draw:fill="none"/>
      <style:paragraph-properties fo:margin-left="0in" fo:margin-right="0in" fo:line-height="150%" fo:orphans="2" fo:widows="2" fo:hyphenation-ladder-count="no-limit" fo:text-indent="0.5in" style:auto-text-indent="false" fo:background-color="transparent" style:writing-mode="lr-tb"/>
      <style:text-properties fo:font-size="14pt" style:font-size-asian="14pt" style:font-size-complex="14pt" fo:hyphenate="false" fo:hyphenation-remain-char-count="2" fo:hyphenation-push-char-count="2"/>
    </style:style>
    <style:style style:name="P2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officeooo:paragraph-rsid="00437983" style:font-size-asian="14pt" style:font-weight-asian="bold" style:font-name-complex="Times New Roman" style:font-size-complex="14pt"/>
    </style:style>
    <style:style style:name="P2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style:font-size-asian="14pt" style:font-weight-asian="bold" style:font-size-complex="14pt"/>
    </style:style>
    <style:style style:name="P2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officeooo:paragraph-rsid="004b60f1" style:font-size-asian="14pt" style:font-weight-asian="bold" style:font-size-complex="14pt"/>
    </style:style>
    <style:style style:name="P28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fo:font-size="14pt" fo:font-weight="bold" style:font-size-asian="14pt" style:font-weight-asian="bold" style:font-size-complex="14pt"/>
    </style:style>
    <style:style style:name="P29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style:font-size-asian="14pt" style:font-size-complex="14pt"/>
    </style:style>
    <style:style style:name="P30" style:family="paragraph" style:parent-style-name="Standard">
      <style:paragraph-properties fo:margin-left="0in" fo:margin-right="0in" fo:line-height="150%" fo:text-align="start" style:justify-single-word="false" fo:text-indent="0.4925in" style:auto-text-indent="false"/>
      <style:text-properties fo:font-size="14pt" fo:font-weight="normal" officeooo:paragraph-rsid="0053ffcc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normal" officeooo:rsid="0054fe3e" officeooo:paragraph-rsid="0054fe3e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normal" officeooo:rsid="005524be" officeooo:paragraph-rsid="005524be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normal" officeooo:rsid="00552c16" officeooo:paragraph-rsid="00552c16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margin-left="0in" fo:margin-right="0in" fo:line-height="115%" fo:text-align="justify" style:justify-single-word="false" fo:text-indent="0.4925in" style:auto-text-indent="false"/>
      <style:text-properties fo:font-size="14pt" fo:font-weight="normal" officeooo:rsid="0058ffdc" officeooo:paragraph-rsid="0058ffdc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margin-left="0in" fo:margin-right="0in" fo:line-height="115%" fo:text-align="justify" style:justify-single-word="false" fo:text-indent="0.4925in" style:auto-text-indent="false"/>
      <style:text-properties fo:font-size="14pt" fo:font-weight="normal" officeooo:rsid="005ad70d" officeooo:paragraph-rsid="005ad70d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officeooo:rsid="0053ffcc" officeooo:paragraph-rsid="0053ffcc" style:font-name-asian="Times New Roman" style:font-size-asian="14pt" style:font-size-complex="14pt"/>
    </style:style>
    <style:style style:name="P3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53ffcc"/>
    </style:style>
    <style:style style:name="P38" style:family="paragraph" style:parent-style-name="Standard">
      <style:paragraph-properties fo:margin-left="0in" fo:margin-right="0in" fo:line-height="115%" fo:text-align="justify" style:justify-single-word="false" fo:text-indent="0.4925in" style:auto-text-indent="false"/>
      <style:text-properties style:font-name="Couriar new" fo:font-size="12pt" fo:font-weight="normal" officeooo:rsid="0058ffdc" officeooo:paragraph-rsid="0058ffdc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margin-left="0in" fo:margin-right="0in" fo:line-height="150%" fo:text-align="justify" style:justify-single-word="false" fo:text-indent="0.4925in" style:auto-text-indent="false" fo:break-before="page"/>
      <style:text-properties fo:font-size="14pt" fo:font-weight="bold" style:font-size-asian="14pt" style:font-weight-asian="bold" style:font-size-complex="14pt"/>
    </style:style>
    <style:style style:name="P40" style:family="paragraph" style:parent-style-name="Text_20_body">
      <style:paragraph-properties fo:margin-left="0in" fo:margin-right="0in" fo:line-height="150%" fo:text-align="start" style:justify-single-word="false" fo:text-indent="0.4925in" style:auto-text-indent="false"/>
      <style:text-properties fo:font-size="14pt" fo:font-weight="normal" officeooo:rsid="0053ffcc" officeooo:paragraph-rsid="0053ffcc" style:font-size-asian="14pt" style:font-weight-asian="normal" style:font-size-complex="14pt" style:font-weight-complex="normal"/>
    </style:style>
    <style:style style:name="P41" style:family="paragraph" style:parent-style-name="Standard">
      <loext:graphic-properties draw:fill="none"/>
      <style:paragraph-properties fo:text-align="start" style:justify-single-word="false" fo:background-color="transparent" style:writing-mode="lr-tb"/>
      <style:text-properties style:font-name="Times New Roman1" fo:font-size="14pt" fo:font-weight="normal" style:font-size-asian="14pt" style:font-weight-asian="normal" style:font-size-complex="14pt" style:font-weight-complex="normal"/>
    </style:style>
    <style:style style:name="P42" style:family="paragraph" style:parent-style-name="Text_20_body">
      <loext:graphic-properties draw:fill="none"/>
      <style:paragraph-properties fo:text-align="start" style:justify-single-word="false" fo:background-color="transparent" style:writing-mode="lr-tb"/>
      <style:text-properties style:font-name="Times New Roman1" fo:font-size="14pt" fo:font-weight="normal" style:font-size-asian="14pt" style:font-weight-asian="normal" style:font-size-complex="14pt" style:font-weight-complex="normal"/>
    </style:style>
    <style:style style:name="P43" style:family="paragraph" style:parent-style-name="Text_20_body">
      <style:paragraph-properties fo:text-align="start" style:justify-single-word="false"/>
      <style:text-properties style:font-name="Times New Roman1" fo:font-size="14pt" fo:font-weight="normal" style:font-size-asian="14pt" style:font-weight-asian="normal" style:font-size-complex="14pt" style:font-weight-complex="normal"/>
    </style:style>
    <style:style style:name="P44" style:family="paragraph" style:parent-style-name="Text_20_body">
      <style:paragraph-properties fo:line-height="150%" fo:text-align="start" style:justify-single-word="false"/>
      <style:text-properties fo:font-weight="normal" style:font-weight-asian="normal" style:font-weight-complex="normal"/>
    </style:style>
    <style:style style:name="P45" style:family="paragraph" style:parent-style-name="Text_20_body">
      <style:paragraph-properties fo:margin-top="0in" fo:margin-bottom="0.1965in" loext:contextual-spacing="false" fo:text-align="start" style:justify-single-word="false"/>
      <style:text-properties fo:font-weight="normal" style:font-weight-asian="normal" style:font-weight-complex="normal"/>
    </style:style>
    <style:style style:name="P46" style:family="paragraph" style:parent-style-name="Preformatted_20_Text">
      <style:paragraph-properties fo:margin-top="0in" fo:margin-bottom="0.1965in" loext:contextual-spacing="false" fo:text-align="start" style:justify-single-word="false"/>
    </style:style>
    <style:style style:name="P47" style:family="paragraph" style:parent-style-name="Preformatted_20_Text">
      <style:paragraph-properties fo:text-align="start" style:justify-single-word="false"/>
    </style:style>
    <style:style style:name="P48" style:family="paragraph" style:parent-style-name="List_20_Contents">
      <style:paragraph-properties fo:line-height="150%" fo:text-align="start" style:justify-single-word="false"/>
      <style:text-properties fo:font-weight="normal" style:font-weight-asian="normal" style:font-weight-complex="normal"/>
    </style:style>
    <style:style style:name="P49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50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weight="normal" officeooo:rsid="0057122c" officeooo:paragraph-rsid="005e19a1" style:font-weight-asian="normal" style:font-weight-complex="normal"/>
    </style:style>
    <style:style style:name="P5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normal" officeooo:rsid="005524be" officeooo:paragraph-rsid="005f43d7" style:font-size-asian="14pt" style:font-weight-asian="normal" style:font-size-complex="14pt" style:font-weight-complex="normal"/>
    </style:style>
    <style:style style:name="P5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normal" officeooo:rsid="00552c16" officeooo:paragraph-rsid="005f43d7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margin-top="0.0398in" fo:margin-bottom="0.0398in" loext:contextual-spacing="false" fo:line-height="100%"/>
      <style:text-properties style:font-name="Consolas" fo:font-size="11pt" officeooo:paragraph-rsid="005967b7" style:font-size-asian="11pt" style:font-size-complex="11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da605" style:font-size-asian="14pt" style:font-size-complex="14pt"/>
    </style:style>
    <style:style style:name="T3" style:family="text">
      <style:text-properties fo:font-size="14pt" officeooo:rsid="0041c814" style:font-size-asian="14pt" style:font-size-complex="14pt"/>
    </style:style>
    <style:style style:name="T4" style:family="text">
      <style:text-properties fo:font-size="14pt" officeooo:rsid="0053ffcc" style:font-size-asian="14pt" style:font-size-complex="14pt"/>
    </style:style>
    <style:style style:name="T5" style:family="text">
      <style:text-properties fo:font-size="14pt" officeooo:rsid="005caf76" style:font-size-asian="14pt" style:font-size-complex="14pt"/>
    </style:style>
    <style:style style:name="T6" style:family="text">
      <style:text-properties fo:font-size="14pt" officeooo:rsid="0053ffcc" style:font-name-asian="Times New Roman" style:font-size-asian="14pt" style:font-size-complex="14pt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text-transform="uppercase" style:font-size-complex="14pt"/>
    </style:style>
    <style:style style:name="T9" style:family="text">
      <style:text-properties fo:text-transform="uppercase" style:font-size-complex="14pt" style:font-weight-complex="normal"/>
    </style:style>
    <style:style style:name="T10" style:family="text">
      <style:text-properties fo:text-transform="uppercase" officeooo:rsid="004a39bd" style:font-size-complex="14pt" style:font-weight-complex="normal"/>
    </style:style>
    <style:style style:name="T11" style:family="text">
      <style:text-properties fo:font-variant="normal" fo:text-transform="none" fo:font-size="14pt" style:font-size-asian="14pt" style:font-size-complex="14pt"/>
    </style:style>
    <style:style style:name="T12" style:family="text">
      <style:text-properties fo:font-variant="normal" fo:text-transform="none" style:font-name="Times New Roman" fo:font-size="14pt" fo:language="ru" fo:country="RU" fo:font-weight="bold" officeooo:rsid="002b6daa" style:font-size-asian="14pt" style:language-asian="ru" style:country-asian="RU" style:font-weight-asian="bold" style:font-size-complex="14pt"/>
    </style:style>
    <style:style style:name="T13" style:family="text">
      <style:text-properties fo:font-variant="normal" fo:text-transform="none" fo:font-size="12pt" fo:letter-spacing="normal" fo:language="en" fo:country="US" fo:font-weight="normal" officeooo:rsid="0025e643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letter-spacing="normal" fo:language="en" fo:country="US" fo:font-weight="normal" officeooo:rsid="0025e643" style:font-weight-asian="normal" style:font-weight-complex="normal"/>
    </style:style>
    <style:style style:name="T15" style:family="text">
      <style:text-properties fo:font-variant="normal" fo:text-transform="none" fo:font-size="2pt" fo:letter-spacing="normal" fo:language="en" fo:country="US" fo:font-weight="normal" officeooo:rsid="0025e643" style:font-size-asian="2pt" style:font-weight-asian="normal" style:font-size-complex="2pt" style:font-weight-complex="normal"/>
    </style:style>
    <style:style style:name="T16" style:family="text">
      <style:text-properties fo:font-variant="normal" fo:text-transform="none" fo:font-size="10pt" fo:letter-spacing="normal" fo:language="en" fo:country="US" fo:font-weight="normal" officeooo:rsid="0025e643" style:font-size-asian="10pt" style:font-weight-asian="normal" style:font-size-complex="10pt" style:font-weight-complex="normal"/>
    </style:style>
    <style:style style:name="T17" style:family="text">
      <style:text-properties officeooo:rsid="0023cd11"/>
    </style:style>
    <style:style style:name="T18" style:family="text">
      <style:text-properties officeooo:rsid="0041c814"/>
    </style:style>
    <style:style style:name="T19" style:family="text">
      <style:text-properties style:font-name-asian="Times New Roman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officeooo:rsid="0053ffcc"/>
    </style:style>
    <style:style style:name="T22" style:family="text">
      <style:text-properties fo:language="en" fo:country="US"/>
    </style:style>
    <style:style style:name="T23" style:family="text">
      <style:text-properties fo:font-style="italic" style:font-name-asian="Times New Roman"/>
    </style:style>
    <style:style style:name="T24" style:family="text">
      <style:text-properties officeooo:rsid="005524be"/>
    </style:style>
    <style:style style:name="T25" style:family="text">
      <style:text-properties officeooo:rsid="0057122c"/>
    </style:style>
    <style:style style:name="T26" style:family="text">
      <style:text-properties officeooo:rsid="005d684e"/>
    </style:style>
    <style:style style:name="T27" style:family="text">
      <style:text-properties officeooo:rsid="005f43d7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МИНОБРНАУКИ РОССИИ</text:p>
      <text:p text:style-name="P3">Санкт-Петербургский государственный</text:p>
      <text:p text:style-name="P3">электротехнический университет</text:p>
      <text:p text:style-name="P3">«ЛЭТИ» им. В.И. Ульянова (Ленина)</text:p>
      <text:p text:style-name="P28">Кафедра МО ЭВМ</text:p>
      <text:p text:style-name="P3"/>
      <text:p text:style-name="P3"/>
      <text:p text:style-name="P3"/>
      <text:p text:style-name="P3"/>
      <text:p text:style-name="P8"/>
      <text:p text:style-name="P8"/>
      <text:p text:style-name="P8"/>
      <text:p text:style-name="P12"><text:span text:style-name="Название_20_книги"><text:span text:style-name="T8">отчет</text:span></text:span></text:p>
      <text:p text:style-name="P9">по лабораторной работе №<text:span text:style-name="T21">2</text:span></text:p>
      <text:p text:style-name="P10"><text:span text:style-name="T1">по дисциплине «</text:span>ПОСТРОЕНИЕ и АНАЛИЗ АЛГОРИТМОВ<text:span text:style-name="T1">»</text:span></text:p>
      <text:p text:style-name="P11"><text:span text:style-name="Название_20_книги"><text:span text:style-name="T11">Тема: </text:span></text:span><text:span text:style-name="Название_20_книги"><text:span text:style-name="T12">Алгоритмы на графах</text:span></text:span></text:p>
      <text:p text:style-name="P8"/>
      <text:p text:style-name="P8"/>
      <text:p text:style-name="P8"/>
      <text:p text:style-name="P8"/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>Студент гр. 8383</text:p>
          </table:table-cell>
          <table:table-cell table:style-name="Table1.B1" office:value-type="string">
            <text:p text:style-name="P7"/>
          </table:table-cell>
          <table:table-cell table:style-name="Table1.A1" office:value-type="string">
            <text:p text:style-name="P8">Ларин А.</text:p>
          </table:table-cell>
        </table:table-row>
        <table:table-row table:style-name="Table1.1">
          <table:table-cell table:style-name="Table1.A1" office:value-type="string">
            <text:p text:style-name="P6">Преподаватель</text:p>
          </table:table-cell>
          <table:table-cell table:style-name="Table1.B2" office:value-type="string">
            <text:p text:style-name="P7"/>
          </table:table-cell>
          <table:table-cell table:style-name="Table1.A1" office:value-type="string">
            <text:p text:style-name="P5">Фирсов М.А.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>Санкт-Петербург</text:p>
      <text:p text:style-name="P4">20<text:span text:style-name="T18">20</text:span></text:p>
      <text:p text:style-name="P39">Цель работы.</text:p>
      <text:p text:style-name="P37"><text:span text:style-name="T2">Изучить принцип </text:span><text:span text:style-name="T3">работы алгоритмов </text:span><text:span text:style-name="T4">на графа</text:span><text:span text:style-name="T5">х</text:span><text:span text:style-name="T3">. Решить с </text:span><text:span text:style-name="T4">их</text:span><text:span text:style-name="T3"> помощью задач</text:span><text:span text:style-name="T4">и</text:span></text:p>
      <text:p text:style-name="P26"/>
      <text:p text:style-name="P26">Основные теоретические положения.</text:p>
      <text:p text:style-name="P41">Жадный алгоритм — алгоритм, заключающийся в принятии локально оптимальных решений на каждом этапе, допуская, что конечное решение также окажется оптимальным.</text:p>
      <text:p text:style-name="P42">Поиск A* (произносится «А звезда» или «А стар», от англ. <text:span text:style-name="T22">A star</text:span>) — в информатике и математике, алгоритм поиска по первому наилучшему совпадению на графе, который находит маршрут с наименьшей стоимостью от одной вершины (начальной) к другой (целевой, конечной). </text:p>
      <text:p text:style-name="P43">Порядок обхода вершин определяется эвристической функцией «расстояние + стоимость» (обычно обозначаемой как f(x)). Эта функция — сумма двух других: функции стоимости достижения рассматриваемой вершины (x) из начальной (обычно обозначается как g(x) и может быть как эвристической, так и нет), и функции эвристической оценки расстояния от рассматриваемой вершины к конечной (обозначается как h(x)). </text:p>
      <text:p text:style-name="P43">Функция h(x) должна быть допустимой эвристической оценкой, то есть не должна переоценивать расстояния к целевой вершине. Например, для задачи маршрутизации h(x) может представлять собой расстояние до цели по прямой линии, так как это физически наименьшее возможное расстояние между двумя точками. </text:p>
      <text:p text:style-name="P41"/>
      <text:p text:style-name="P24"/>
      <text:p text:style-name="P25">Задание</text:p>
      <text:p text:style-name="P36">Жадный алгоритм</text:p>
      <text:p text:style-name="P40"><text:span text:style-name="T19">Разработайте программу, которая решает задачу построения пути в </text:span><text:span text:style-name="T23">ориентированном</text:span><text:span text:style-name="T19"> графе при помощи жадного алгоритма. Жадность в данном случае понимается следующим образом: на каждом шаге выбирается последняя посещённая вершина. Переместиться необходимо в ту вершину, путь до которой является самым дешёвым из последней посещённой вершины. Каждая вершина в графе имеет буквенное обозначение ("a", "b", "c"...), каждое ребро имеет неотрицательный вес.<text:line-break/>Пример входных данных</text:span></text:p>
      <text:p text:style-name="P47"><text:span text:style-name="Source_20_Text"><text:span text:style-name="T20">a e</text:span></text:span></text:p>
      <text:p text:style-name="P47"><text:span text:style-name="Source_20_Text"><text:span text:style-name="T20">a b 3.0</text:span></text:span></text:p>
      <text:p text:style-name="P47"><text:span text:style-name="Source_20_Text"><text:span text:style-name="T20">b c 1.0</text:span></text:span></text:p>
      <text:p text:style-name="P47"><text:span text:style-name="Source_20_Text"><text:span text:style-name="T20">c d 1.0</text:span></text:span></text:p>
      <text:p text:style-name="P47"><text:soft-page-break/><text:span text:style-name="Source_20_Text"><text:span text:style-name="T20">a d 5.0</text:span></text:span></text:p>
      <text:p text:style-name="P46"><text:span text:style-name="Source_20_Text"><text:span text:style-name="T20">d e 1.0</text:span></text:span></text:p>
      <text:p text:style-name="P45"><text:line-break/>В первой строке через пробел указываются начальная и конечная вершины<text:line-break/>Далее в каждой строке указываются ребра графа и их вес<text:line-break/><text:line-break/>В качестве выходных данных необходимо представить строку, в которой перечислены вершины, по которым необходимо пройти от начальной вершины до конечной. Для приведённых в примере входных данных ответом будет</text:p>
      <text:p text:style-name="P46"><text:span text:style-name="Source_20_Text"><text:span text:style-name="T20">abcde</text:span></text:span></text:p>
      <text:p text:style-name="P37"><text:span text:style-name="T6">Алгоритм </text:span><text:span text:style-name="T19">А*</text:span></text:p>
      <text:p text:style-name="P15"><text:span text:style-name="T19">Разработайте программу, которая решает задачу построения кратчайшего пути в </text:span><text:span text:style-name="T23">ориентированном</text:span><text:span text:style-name="T19"> графе методом А*. Каждая вершина в графе имеет буквенное обозначение ("a", "b", "c"...), каждое ребро имеет неотрицательный вес. В качестве эвристической функции следует взять близость символов, обозначающих вершины графа, в таблице ASCII.<text:line-break/>Пример входных данных</text:span></text:p>
      <text:p text:style-name="P47"><text:span text:style-name="Source_20_Text"><text:span text:style-name="T20">a e</text:span></text:span></text:p>
      <text:p text:style-name="P47"><text:span text:style-name="Source_20_Text"><text:span text:style-name="T20">a b 3.0</text:span></text:span></text:p>
      <text:p text:style-name="P47"><text:span text:style-name="Source_20_Text"><text:span text:style-name="T20">b c 1.0</text:span></text:span></text:p>
      <text:p text:style-name="P47"><text:span text:style-name="Source_20_Text"><text:span text:style-name="T20">c d 1.0</text:span></text:span></text:p>
      <text:p text:style-name="P47"><text:span text:style-name="Source_20_Text"><text:span text:style-name="T20">a d 5.0</text:span></text:span></text:p>
      <text:p text:style-name="P46"><text:span text:style-name="Source_20_Text"><text:span text:style-name="T20">d e 1.0</text:span></text:span></text:p>
      <text:p text:style-name="P45"><text:line-break/>В первой строке через пробел указываются начальная и конечная вершины<text:line-break/>Далее в каждой строке указываются ребра графа и их вес<text:line-break/><text:line-break/>В качестве выходных данных необходимо представить строку, в которой перечислены вершины, по которым необходимо пройти от начальной вершины до конечной. Для приведённых в примере входных данных ответом будет</text:p>
      <text:p text:style-name="P46"><text:span text:style-name="Source_20_Text"><text:span text:style-name="T20">ade</text:span></text:span></text:p>
      <text:p text:style-name="P17"/>
      <text:p text:style-name="P14">Вар. 1. В A* вершины именуются целыми числами (в т. ч. отрицательными).</text:p>
      <text:p text:style-name="P14"/>
      <text:p text:style-name="P18"/>
      <text:p text:style-name="P26">Реализация<text:tab/></text:p>
      <text:p text:style-name="P31">Жадный алгоритм реализова<text:span text:style-name="T24">н</text:span> по <text:span text:style-name="T24">следующей </text:span>схеме:</text:p>
      <text:p text:style-name="P32"><text:soft-page-break/>Рекурсивная функция принимает информацию о посещенных вершинах и построенном пути в виде ссылок на структуры данных set и vector соответственно(см. описание функций и структур данных). В цикле обходятся инцидентные вершины в порядке возрастания весов путей. Как только хоть в одной найден путь — рекурсия раскручивается, сохраняя путь, переданных в аргументах. Условие окончания рекурсии — очередная добавленная вершина — финальная.</text:p>
      <text:p text:style-name="P51">Сложность по времени — линейная от числа вершин <text:span text:style-name="T27">O(|V|)</text:span>, т. к. в худшем случае будет обойден весь граф, при чем каждая вершина будет посещена не более одного раза. Сложность по памяти — линейная от числа вершин <text:span text:style-name="T27">O(|V|)</text:span>, т. к. необходимо хранить путь.</text:p>
      <text:p text:style-name="P33">Алгоритм A*:</text:p>
      <text:p text:style-name="P33">Реализован итеративно на базе очереди с приоритетом <text:span text:style-name="T24">(см. описание функций и структур данных)</text:span></text:p>
      <text:p text:style-name="P33">На очередной итерации выбирается вершина из головы очереди(на первой итерации — стартовая), и обновляются метки всех соседних вершин с учетом расстояния и эвристической функции. Метки сортируются по правилам очереди с приоритетом, где приоритетом выступает значение функции расстояния плюс эвристической.</text:p>
      <text:p text:style-name="P33">Алгоритм останавливается, когда <text:span text:style-name="T26">из очереди удаляется финальная вершина</text:span>. Далее по меткам восстанавливается путь в обратном пор<text:span text:style-name="T26">я</text:span>дке, инвертируется, и возвращается.</text:p>
      <text:p text:style-name="P52">Сложность по памяти — линейная от количества вершин <text:span text:style-name="T27">O(|V|)</text:span>, т. к. в худшем случае каждой будет соответствовать метка с информацией.</text:p>
      <text:p text:style-name="P44">Временна́я сложность алгоритма A* зависит от эвристики. В худшем случае, число вершин, исследуемых алгоритмом, растёт экспоненциально по сравнению с длиной оптимального пути, но сложность становится полиномиальной, когда эвристика удовлетворяет следующему условию: </text:p>
      <text:p text:style-name="P48"><draw:frame draw:style-name="fr1" draw:name="Изображение2" text:anchor-type="paragraph" svg:width="2.8437in" svg:height="0.3437in" draw:z-index="1"><draw:image xlink:href="Pictures/100000000000011100000021E99CE8F9DC6DB398.png" xlink:type="simple" xlink:show="embed" xlink:actuate="onLoad" loext:mime-type="image/png"/></draw:frame><draw:frame draw:style-name="fr2" draw:name="Изображение1" text:anchor-type="as-char" svg:width="0.0161in" svg:height="0.0161in" draw:z-index="0"><draw:image xlink:href="Pictures/10001BC70000001A0000001A6630F744E7A1D177.svg" xlink:type="simple" xlink:show="embed" xlink:actuate="onLoad" loext:mime-type="image/svg+xml"/><draw:image xlink:href="Pictures/10000201000000010000000108093F3507420144.png" xlink:type="simple" xlink:show="embed" xlink:actuate="onLoad"/><svg:title>|h(x)-h^{*}(x)|\leq O(\log h^{*}(x))</svg:title></draw:frame></text:p>
      <text:p text:style-name="P44"><text:soft-page-break/>где h* — оптимальная эвристика, то есть точная оценка расстояния из вершины x к цели. Другими словами, ошибка h(x) не должна расти быстрее, чем логарифм от оптимальной эвристики. </text:p>
      <text:p text:style-name="P19"><text:span text:style-name="T1"><text:line-break/></text:span><text:span text:style-name="T7">Описание функций и структур данных</text:span></text:p>
      <text:p text:style-name="P16"><text:tab/>Реализация всех самописных структур данных представлена в коде в приложении А</text:p>
      <text:p text:style-name="P16"><text:tab/>Для представления графа используются структуры данных set и map из STL</text:p>
      <text:p text:style-name="P16">std::map&lt;int, std::set&lt;link&gt; &gt; graph;</text:p>
      <text:p text:style-name="P16"><text:tab/>Словарь map, <text:span text:style-name="T27">основанная на красно-черных деревьях,</text:span> ставит в соответствие каждой вершине множество set соединений (ребер) link.</text:p>
      <text:p text:style-name="P16"><text:tab/>Соединение link представляет из себя структуру с двумя полями — имя инцидентной вершины и вес соответствующего ребра</text:p>
      <text:p text:style-name="P16">set используется так же для хранения множества посещенных вершин, а vector для хранения последовательного пути, формируемого алгоритмом.</text:p>
      <text:p text:style-name="P16"><text:tab/>Очередь с приоритетом реализована на базе списка list из STL, который сортируется стабильно при добавлении, для сохранения порядка следования равных элементов.</text:p>
      <text:p text:style-name="P16"><text:tab/>Для алгоритма A* используются метки label, являющиеся структурами с полями имени, имени предыдущей вершины, и расстояния. Так же на ней определена эвристическая функция.</text:p>
      <text:p text:style-name="P16"/>
      <text:p text:style-name="P20"/>
      <text:p text:style-name="P20">void read() - <text:span text:style-name="T25">читает информацию о графе из стандартного потока ввода в глобальную переменную graph, start, finish. Позволяет читать символьные либо численные имена вершин</text:span></text:p>
      <text:p text:style-name="P20"/>
      <text:p text:style-name="P20">void write() - <text:span text:style-name="T25">пишет считанный граф в стандартный вывод в виде списка инцендентности</text:span></text:p>
      <text:p text:style-name="P22"/>
      <text:p text:style-name="P22">std::vector&lt;int&gt; greedy() - инициализация жадного метода <text:s/>поиска пути. Вызывает bool _greedy(); Возвращает путь в виде вектора.</text:p>
      <text:p text:style-name="P21"/>
      <text:p text:style-name="P21"><text:soft-page-break/>bool _greedy(std::set&lt;int&gt; &amp;visited, std::vector&lt;int&gt; &amp;way) — <text:span text:style-name="T25">рекурсивная функция, реализует логику жадного алгоритма. </text:span></text:p>
      <text:p text:style-name="P21">std::set&lt;int&gt; &amp;visited — <text:span text:style-name="T25">множество посещенных вершин</text:span></text:p>
      <text:p text:style-name="P21">std::vector&lt;int&gt; &amp;way — <text:span text:style-name="T25">частичный путь</text:span></text:p>
      <text:p text:style-name="P50">Возвращает возможность построения пути</text:p>
      <text:p text:style-name="P21"/>
      <text:p text:style-name="P21">std::vector&lt;int&gt; Astar() - <text:span text:style-name="T25">реализует логику алгоритма A*.</text:span></text:p>
      <text:p text:style-name="P23">Возвращает путь в виде вектора.</text:p>
      <text:p text:style-name="P30"/>
      <text:p text:style-name="P26">Тесты.</text:p>
      <text:p text:style-name="P38">1. A*</text:p>
      <text:p text:style-name="P38">a : b 10; </text:p>
      <text:p text:style-name="P38">b : a 10; c 1; d 3; </text:p>
      <text:p text:style-name="P38">c : b 1; d 6; </text:p>
      <text:p text:style-name="P38">d : b 3; c 6; </text:p>
      <text:p text:style-name="P38">Set <text:s text:c="3"/>lable [Name: b; Prev: a; G: 10; H: 12</text:p>
      <text:p text:style-name="P38">Priority queue:</text:p>
      <text:p text:style-name="P38">a : 3; b : 22; </text:p>
      <text:p text:style-name="P38">------------------------------------</text:p>
      <text:p text:style-name="P38">Set <text:s text:c="3"/>lable [Name: c; Prev: b; G: 11; H: 12</text:p>
      <text:p text:style-name="P38">Priority queue:</text:p>
      <text:p text:style-name="P38">b : 22; c : 23; </text:p>
      <text:p text:style-name="P38">------------------------------------</text:p>
      <text:p text:style-name="P38">Set <text:s text:c="3"/>lable [Name: d; Prev: b; G: 13; H: 13</text:p>
      <text:p text:style-name="P38">Priority queue:</text:p>
      <text:p text:style-name="P38">b : 22; c : 23; d : 26; </text:p>
      <text:p text:style-name="P38">------------------------------------</text:p>
      <text:p text:style-name="P38">abd</text:p>
      <text:p text:style-name="P38"/>
      <text:p text:style-name="P38">2. greedy</text:p>
      <text:p text:style-name="P38">a : b 10; </text:p>
      <text:p text:style-name="P38">b : a 10; c 1; d 3; </text:p>
      <text:p text:style-name="P38">c : b 1; d 6; </text:p>
      <text:p text:style-name="P38">d : b 3; c 6; </text:p>
      <text:p text:style-name="P38">[Concider] b of weight 10</text:p>
      <text:p text:style-name="P38">&lt;Visit&gt; <text:s text:c="3"/>b of weight 10</text:p>
      <text:p text:style-name="P38">[Concider] c of weight 1</text:p>
      <text:p text:style-name="P38">&lt;Visit&gt; <text:s text:c="3"/>c of weight 1</text:p>
      <text:p text:style-name="P38">[Concider] b of weight 1</text:p>
      <text:p text:style-name="P38">[Concider] d of weight 6</text:p>
      <text:p text:style-name="P38">&lt;Visit&gt; <text:s text:c="3"/>d of weight 6</text:p>
      <text:p text:style-name="P38">abcd</text:p>
      <text:p text:style-name="P38"><text:soft-page-break/></text:p>
      <text:p text:style-name="P38">3. A*</text:p>
      <text:p text:style-name="P38">a : b 3; d 5; </text:p>
      <text:p text:style-name="P38">b : a 3; c 1; </text:p>
      <text:p text:style-name="P38">c : b 1; d 1; </text:p>
      <text:p text:style-name="P38">d : a 5; c 1; e 1; </text:p>
      <text:p text:style-name="P38">e : d 1; </text:p>
      <text:p text:style-name="P38">Set <text:s text:c="3"/>lable [Name: b; Prev: a; G: 3; H: 6</text:p>
      <text:p text:style-name="P38">Priority queue:</text:p>
      <text:p text:style-name="P38">a : 4; b : 9; </text:p>
      <text:p text:style-name="P38">------------------------------------</text:p>
      <text:p text:style-name="P38">Set <text:s text:c="3"/>lable [Name: d; Prev: a; G: 5; H: 6</text:p>
      <text:p text:style-name="P38">Priority queue:</text:p>
      <text:p text:style-name="P38">a : 4; b : 9; d : 11; </text:p>
      <text:p text:style-name="P38">------------------------------------</text:p>
      <text:p text:style-name="P38">Set <text:s text:c="3"/>lable [Name: c; Prev: b; G: 4; H: 6</text:p>
      <text:p text:style-name="P38">Priority queue:</text:p>
      <text:p text:style-name="P38">b : 9; d : 11; c : 10; </text:p>
      <text:p text:style-name="P38">------------------------------------</text:p>
      <text:p text:style-name="P38">Set <text:s text:c="3"/>lable [Name: e; Prev: d; G: 6; H: 6</text:p>
      <text:p text:style-name="P38">Priority queue:</text:p>
      <text:p text:style-name="P38">d : 11; c : 10; e : 12; </text:p>
      <text:p text:style-name="P38">------------------------------------</text:p>
      <text:p text:style-name="P38"/>
      <text:p text:style-name="P38">ade</text:p>
      <text:p text:style-name="P38"/>
      <text:p text:style-name="P38">4. greedy</text:p>
      <text:p text:style-name="P38">a : b 3; d 5; </text:p>
      <text:p text:style-name="P38">b : a 3; c 1; </text:p>
      <text:p text:style-name="P38">c : b 1; d 1; </text:p>
      <text:p text:style-name="P38">d : a 5; c 1; e 1; </text:p>
      <text:p text:style-name="P38">e : d 1; </text:p>
      <text:p text:style-name="P38">[Concider] b of weight 3</text:p>
      <text:p text:style-name="P38">&lt;Visit&gt; <text:s text:c="3"/>b of weight 3</text:p>
      <text:p text:style-name="P38">[Concider] c of weight 1</text:p>
      <text:p text:style-name="P38">&lt;Visit&gt; <text:s text:c="3"/>c of weight 1</text:p>
      <text:p text:style-name="P38">[Concider] b of weight 1</text:p>
      <text:p text:style-name="P38">[Concider] d of weight 1</text:p>
      <text:p text:style-name="P38">&lt;Visit&gt; <text:s text:c="3"/>d of weight 1</text:p>
      <text:p text:style-name="P38">[Concider] c of weight 1</text:p>
      <text:p text:style-name="P38">[Concider] e of weight 1</text:p>
      <text:p text:style-name="P38">&lt;Visit&gt; <text:s text:c="3"/>e of weight 1</text:p>
      <text:p text:style-name="P38">abcde</text:p>
      <text:p text:style-name="P34"/>
      <text:p text:style-name="P35">5. greedy численные имена</text:p>
      <text:p text:style-name="P35"><text:soft-page-break/>1 : 2 w3; 4 w5; </text:p>
      <text:p text:style-name="P35">2 : 1 w3; 3 w1; </text:p>
      <text:p text:style-name="P35">3 : 2 w1; 4 w1; </text:p>
      <text:p text:style-name="P35">4 : 1 w5; 3 w1; 5 w1; </text:p>
      <text:p text:style-name="P35">5 : 4 w1; </text:p>
      <text:p text:style-name="P35">[Concider] 2 of weight 3</text:p>
      <text:p text:style-name="P35">&lt;Visit&gt; <text:s text:c="3"/>2 of weight 3</text:p>
      <text:p text:style-name="P35">[Concider] 3 of weight 1</text:p>
      <text:p text:style-name="P35">&lt;Visit&gt; <text:s text:c="3"/>3 of weight 1</text:p>
      <text:p text:style-name="P35">[Concider] 2 of weight 1</text:p>
      <text:p text:style-name="P35">[Concider] 4 of weight 1</text:p>
      <text:p text:style-name="P35">&lt;Visit&gt; <text:s text:c="3"/>4 of weight 1</text:p>
      <text:p text:style-name="P35">[Concider] 3 of weight 1</text:p>
      <text:p text:style-name="P35">[Concider] 5 of weight 1</text:p>
      <text:p text:style-name="P35">&lt;Visit&gt; <text:s text:c="3"/>5 of weight 1</text:p>
      <text:p text:style-name="P35">12345</text:p>
      <text:p text:style-name="P34"/>
      <text:p text:style-name="P27">Выводы.</text:p>
      <text:p text:style-name="P29">В результате работы была написана полностью рабочая программа решающая поставленную задачу при использовании изученных теоретических материалов. Программа было протестирована, <text:span text:style-name="T17">результаты тестов удовлетворительны.</text:span></text:p>
      <text:p text:style-name="P13"><text:bookmark text:name="_GoBack"/><text:span text:style-name="Название_20_книги"><text:span text:style-name="T9">Приложение </text:span></text:span><text:span text:style-name="Название_20_книги"><text:span text:style-name="T10">А</text:span></text:span><text:span text:style-name="Название_20_книги"><text:span text:style-name="T9">(листинг программы)</text:span></text:span></text:p>
      <text:p text:style-name="P53"><text:span text:style-name="Название_20_книги"><text:span text:style-name="T16">#include &lt;iostream&gt;</text:span></text:span></text:p>
      <text:p text:style-name="P53"><text:span text:style-name="Название_20_книги"><text:span text:style-name="T16">#include &lt;fstream&gt;</text:span></text:span></text:p>
      <text:p text:style-name="P53"><text:span text:style-name="Название_20_книги"><text:span text:style-name="T16">#include &lt;vector&gt;</text:span></text:span></text:p>
      <text:p text:style-name="P53"><text:span text:style-name="Название_20_книги"><text:span text:style-name="T16">#include &lt;map&gt;</text:span></text:span></text:p>
      <text:p text:style-name="P53"><text:span text:style-name="Название_20_книги"><text:span text:style-name="T16">#include &lt;set&gt;</text:span></text:span></text:p>
      <text:p text:style-name="P53"><text:span text:style-name="Название_20_книги"><text:span text:style-name="T16">#include &lt;algorithm&gt;</text:span></text:span></text:p>
      <text:p text:style-name="P53"><text:span text:style-name="Название_20_книги"><text:span text:style-name="T16">#include &lt;list&gt;</text:span></text:span></text:p>
      <text:p text:style-name="P53"><text:span text:style-name="Название_20_книги"><text:span text:style-name="T16"/></text:span></text:p>
      <text:p text:style-name="P53"><text:span text:style-name="Название_20_книги"><text:span text:style-name="T16">//#define NUMERIC_NAME</text:span></text:span></text:p>
      <text:p text:style-name="P53"><text:span text:style-name="Название_20_книги"><text:span text:style-name="T16">#define DEBUG</text:span></text:span></text:p>
      <text:p text:style-name="P53"><text:span text:style-name="Название_20_книги"><text:span text:style-name="T16"/></text:span></text:p>
      <text:p text:style-name="P53"><text:span text:style-name="Название_20_книги"><text:span text:style-name="T16"/></text:span></text:p>
      <text:p text:style-name="P53"><text:span text:style-name="Название_20_книги"><text:span text:style-name="T16">#ifdef NUMERIC_NAME</text:span></text:span></text:p>
      <text:p text:style-name="P53"><text:span text:style-name="Название_20_книги"><text:span text:style-name="T16">#define NCAST int</text:span></text:span></text:p>
      <text:p text:style-name="P53"><text:span text:style-name="Название_20_книги"><text:span text:style-name="T16">#define PRINT_VEC(VEC) for(auto _EL_:(VEC)){std::cout&lt;&lt;_EL_&lt;&lt;"";}std::cout&lt;&lt;std::endl</text:span></text:span></text:p>
      <text:p text:style-name="P53"><text:span text:style-name="Название_20_книги"><text:span text:style-name="T16">#else</text:span></text:span></text:p>
      <text:p text:style-name="P53"><text:span text:style-name="Название_20_книги"><text:span text:style-name="T16">#define NCAST char</text:span></text:span></text:p>
      <text:p text:style-name="P53"><text:span text:style-name="Название_20_книги"><text:span text:style-name="T16">#define PRINT_VEC(VEC) <text:s/>for(auto _EL_:(VEC)){std::cout&lt;&lt;(char)_EL_&lt;&lt;"";}std::cout&lt;&lt;std::endl</text:span></text:span></text:p>
      <text:p text:style-name="P53"><text:span text:style-name="Название_20_книги"><text:span text:style-name="T16">#endif</text:span></text:span></text:p>
      <text:p text:style-name="P53"><text:span text:style-name="Название_20_книги"><text:span text:style-name="T16"/></text:span></text:p>
      <text:p text:style-name="P53"><text:span text:style-name="Название_20_книги"><text:span text:style-name="T16">struct link {</text:span></text:span></text:p>
      <text:p text:style-name="P53"><text:span text:style-name="Название_20_книги"><text:span text:style-name="T16"><text:s text:c="4"/>int destName;</text:span></text:span></text:p>
      <text:p text:style-name="P53"><text:span text:style-name="Название_20_книги"><text:span text:style-name="T16"><text:s text:c="4"/>double weight;</text:span></text:span></text:p>
      <text:p text:style-name="P53"><text:span text:style-name="Название_20_книги"><text:span text:style-name="T16"/></text:span></text:p>
      <text:p text:style-name="P53"><text:span text:style-name="Название_20_книги"><text:span text:style-name="T16"><text:s text:c="4"/>link(int d, double w) {</text:span></text:span></text:p>
      <text:p text:style-name="P53"><text:span text:style-name="Название_20_книги"><text:span text:style-name="T16"><text:s text:c="8"/>destName = d;</text:span></text:span></text:p>
      <text:p text:style-name="P53"><text:span text:style-name="Название_20_книги"><text:span text:style-name="T16"><text:s text:c="8"/>weight = w;</text:span></text:span></text:p>
      <text:p text:style-name="P53"><text:span text:style-name="Название_20_книги"><text:span text:style-name="T16"><text:s text:c="4"/>}</text:span></text:span></text:p>
      <text:p text:style-name="P53"><text:span text:style-name="Название_20_книги"><text:span text:style-name="T16"/></text:span></text:p>
      <text:p text:style-name="P53"><text:span text:style-name="Название_20_книги"><text:span text:style-name="T16"><text:s text:c="4"/>bool operator&lt;(const link &amp;other) const {</text:span></text:span></text:p>
      <text:p text:style-name="P53"><text:span text:style-name="Название_20_книги"><text:span text:style-name="T16"><text:s text:c="8"/>return this-&gt;destName &lt; other.destName;</text:span></text:span></text:p>
      <text:p text:style-name="P53"><text:span text:style-name="Название_20_книги"><text:span text:style-name="T16"><text:s text:c="4"/>}</text:span></text:span></text:p>
      <text:p text:style-name="P53"><text:span text:style-name="Название_20_книги"><text:span text:style-name="T16"/></text:span></text:p>
      <text:p text:style-name="P53"><text:span text:style-name="Название_20_книги"><text:span text:style-name="T16"><text:s text:c="4"/>bool cmp(const link &amp;other) const {</text:span></text:span></text:p>
      <text:p text:style-name="P53"><text:span text:style-name="Название_20_книги"><text:span text:style-name="T16"><text:s text:c="8"/>return this-&gt;destName &lt; other.destName;</text:span></text:span></text:p>
      <text:p text:style-name="P53"><text:span text:style-name="Название_20_книги"><text:span text:style-name="T16"><text:s text:c="4"/>}</text:span></text:span></text:p>
      <text:p text:style-name="P53"><text:span text:style-name="Название_20_книги"><text:span text:style-name="T16">};</text:span></text:span></text:p>
      <text:p text:style-name="P53"><text:span text:style-name="Название_20_книги"><text:span text:style-name="T16"/></text:span></text:p>
      <text:p text:style-name="P53"><text:span text:style-name="Название_20_книги"><text:span text:style-name="T16">std::map&lt;int, std::set&lt;link&gt; &gt; graph;</text:span></text:span></text:p>
      <text:p text:style-name="P53"><text:soft-page-break/><text:span text:style-name="Название_20_книги"><text:span text:style-name="T16"/></text:span></text:p>
      <text:p text:style-name="P53"><text:span text:style-name="Название_20_книги"><text:span text:style-name="T16">int start;</text:span></text:span></text:p>
      <text:p text:style-name="P53"><text:span text:style-name="Название_20_книги"><text:span text:style-name="T16">int finish;</text:span></text:span></text:p>
      <text:p text:style-name="P53"><text:span text:style-name="Название_20_книги"><text:span text:style-name="T16"/></text:span></text:p>
      <text:p text:style-name="P53"><text:span text:style-name="Название_20_книги"><text:span text:style-name="T16">struct label {//Data for A*</text:span></text:span></text:p>
      <text:p text:style-name="P53"><text:span text:style-name="Название_20_книги"><text:span text:style-name="T16"><text:s text:c="4"/>int name;</text:span></text:span></text:p>
      <text:p text:style-name="P53"><text:span text:style-name="Название_20_книги"><text:span text:style-name="T16"><text:s text:c="4"/>int prev;</text:span></text:span></text:p>
      <text:p text:style-name="P53"><text:span text:style-name="Название_20_книги"><text:span text:style-name="T16"><text:s text:c="4"/>double G;</text:span></text:span></text:p>
      <text:p text:style-name="P53"><text:span text:style-name="Название_20_книги"><text:span text:style-name="T16"/></text:span></text:p>
      <text:p text:style-name="P53"><text:span text:style-name="Название_20_книги"><text:span text:style-name="T16"><text:s text:c="4"/>double H() const { return G + (int) abs((char) name - (char) finish); }//Heuristic function</text:span></text:span></text:p>
      <text:p text:style-name="P53"><text:span text:style-name="Название_20_книги"><text:span text:style-name="T16"/></text:span></text:p>
      <text:p text:style-name="P53"><text:span text:style-name="Название_20_книги"><text:span text:style-name="T16"><text:s text:c="4"/>label() {</text:span></text:span></text:p>
      <text:p text:style-name="P53"><text:span text:style-name="Название_20_книги"><text:span text:style-name="T16"><text:s text:c="8"/>this-&gt;name = 0;</text:span></text:span></text:p>
      <text:p text:style-name="P53"><text:span text:style-name="Название_20_книги"><text:span text:style-name="T16"><text:s text:c="8"/>this-&gt;prev = 0;</text:span></text:span></text:p>
      <text:p text:style-name="P53"><text:span text:style-name="Название_20_книги"><text:span text:style-name="T16"><text:s text:c="8"/>this-&gt;G = -1;</text:span></text:span></text:p>
      <text:p text:style-name="P53"><text:span text:style-name="Название_20_книги"><text:span text:style-name="T16"><text:s text:c="4"/>}</text:span></text:span></text:p>
      <text:p text:style-name="P53"><text:span text:style-name="Название_20_книги"><text:span text:style-name="T16"/></text:span></text:p>
      <text:p text:style-name="P53"><text:span text:style-name="Название_20_книги"><text:span text:style-name="T16"><text:s text:c="4"/>label(int name, int prev, double G) {</text:span></text:span></text:p>
      <text:p text:style-name="P53"><text:span text:style-name="Название_20_книги"><text:span text:style-name="T16"><text:s text:c="8"/>this-&gt;name = name;</text:span></text:span></text:p>
      <text:p text:style-name="P53"><text:span text:style-name="Название_20_книги"><text:span text:style-name="T16"><text:s text:c="8"/>this-&gt;prev = prev;</text:span></text:span></text:p>
      <text:p text:style-name="P53"><text:span text:style-name="Название_20_книги"><text:span text:style-name="T16"><text:s text:c="8"/>this-&gt;G = G;</text:span></text:span></text:p>
      <text:p text:style-name="P53"><text:span text:style-name="Название_20_книги"><text:span text:style-name="T16"><text:s text:c="4"/>}</text:span></text:span></text:p>
      <text:p text:style-name="P53"><text:span text:style-name="Название_20_книги"><text:span text:style-name="T16"/></text:span></text:p>
      <text:p text:style-name="P53"><text:span text:style-name="Название_20_книги"><text:span text:style-name="T16"><text:s text:c="4"/>bool operator&lt;(const label &amp;other) const {</text:span></text:span></text:p>
      <text:p text:style-name="P53"><text:span text:style-name="Название_20_книги"><text:span text:style-name="T16"><text:s text:c="8"/>return this-&gt;H() &lt; other.H();</text:span></text:span></text:p>
      <text:p text:style-name="P53"><text:span text:style-name="Название_20_книги"><text:span text:style-name="T16"><text:s text:c="4"/>};</text:span></text:span></text:p>
      <text:p text:style-name="P53"><text:span text:style-name="Название_20_книги"><text:span text:style-name="T16"/></text:span></text:p>
      <text:p text:style-name="P53"><text:span text:style-name="Название_20_книги"><text:span text:style-name="T16"><text:s text:c="4"/>int operator-(const label &amp;other) const {</text:span></text:span></text:p>
      <text:p text:style-name="P53"><text:span text:style-name="Название_20_книги"><text:span text:style-name="T16"><text:s text:c="8"/>return this-&gt;H() - other.H();</text:span></text:span></text:p>
      <text:p text:style-name="P53"><text:span text:style-name="Название_20_книги"><text:span text:style-name="T16"><text:s text:c="4"/>};</text:span></text:span></text:p>
      <text:p text:style-name="P53"><text:span text:style-name="Название_20_книги"><text:span text:style-name="T16"/></text:span></text:p>
      <text:p text:style-name="P53"><text:span text:style-name="Название_20_книги"><text:span text:style-name="T16"><text:s text:c="4"/>label &amp;operator=(const label &amp;other) = default;/*{</text:span></text:span></text:p>
      <text:p text:style-name="P53"><text:span text:style-name="Название_20_книги"><text:span text:style-name="T16"><text:s text:c="8"/>this-&gt;name = other.name;</text:span></text:span></text:p>
      <text:p text:style-name="P53"><text:span text:style-name="Название_20_книги"><text:span text:style-name="T16"><text:s text:c="8"/>this-&gt;prev = other.prev;</text:span></text:span></text:p>
      <text:p text:style-name="P53"><text:span text:style-name="Название_20_книги"><text:span text:style-name="T16"><text:s text:c="8"/>this-&gt;G = other.G;</text:span></text:span></text:p>
      <text:p text:style-name="P53"><text:span text:style-name="Название_20_книги"><text:span text:style-name="T16"><text:s text:c="8"/>return *this;</text:span></text:span></text:p>
      <text:p text:style-name="P53"><text:span text:style-name="Название_20_книги"><text:span text:style-name="T16"><text:s text:c="4"/>};*/</text:span></text:span></text:p>
      <text:p text:style-name="P53"><text:span text:style-name="Название_20_книги"><text:span text:style-name="T16"/></text:span></text:p>
      <text:p text:style-name="P53"><text:span text:style-name="Название_20_книги"><text:span text:style-name="T16"><text:s text:c="4"/>static bool cmoLbPtrs(const label *first, const label *second) {</text:span></text:span></text:p>
      <text:p text:style-name="P53"><text:span text:style-name="Название_20_книги"><text:span text:style-name="T16"><text:s text:c="8"/>return first-&gt;H() &lt; second-&gt;H();</text:span></text:span></text:p>
      <text:p text:style-name="P53"><text:span text:style-name="Название_20_книги"><text:span text:style-name="T16"><text:s text:c="4"/>}</text:span></text:span></text:p>
      <text:p text:style-name="P53"><text:soft-page-break/><text:span text:style-name="Название_20_книги"><text:span text:style-name="T16">};</text:span></text:span></text:p>
      <text:p text:style-name="P53"><text:span text:style-name="Название_20_книги"><text:span text:style-name="T16"/></text:span></text:p>
      <text:p text:style-name="P53"><text:span text:style-name="Название_20_книги"><text:span text:style-name="T16"/></text:span></text:p>
      <text:p text:style-name="P53"><text:span text:style-name="Название_20_книги"><text:span text:style-name="T16">bool cmpLinks(const link &amp;first, const link &amp;second) {</text:span></text:span></text:p>
      <text:p text:style-name="P53"><text:span text:style-name="Название_20_книги"><text:span text:style-name="T16"><text:s text:c="4"/>return first.weight &lt; second.weight;</text:span></text:span></text:p>
      <text:p text:style-name="P53"><text:span text:style-name="Название_20_книги"><text:span text:style-name="T16">}</text:span></text:span></text:p>
      <text:p text:style-name="P53"><text:span text:style-name="Название_20_книги"><text:span text:style-name="T16"/></text:span></text:p>
      <text:p text:style-name="P53"><text:span text:style-name="Название_20_книги"><text:span text:style-name="T16"/></text:span></text:p>
      <text:p text:style-name="P53"><text:span text:style-name="Название_20_книги"><text:span text:style-name="T16">void read() {// Graph data from stdin</text:span></text:span></text:p>
      <text:p text:style-name="P53"><text:span text:style-name="Название_20_книги"><text:span text:style-name="T16"/></text:span></text:p>
      <text:p text:style-name="P53"><text:span text:style-name="Название_20_книги"><text:span text:style-name="T16"><text:s text:c="4"/>//Read init and finish vertexes</text:span></text:span></text:p>
      <text:p text:style-name="P53"><text:span text:style-name="Название_20_книги"><text:span text:style-name="T16"/></text:span></text:p>
      <text:p text:style-name="P53"><text:span text:style-name="Название_20_книги"><text:span text:style-name="T16">#ifdef NUMERIC_NAME</text:span></text:span></text:p>
      <text:p text:style-name="P53"><text:span text:style-name="Название_20_книги"><text:span text:style-name="T16"><text:s text:c="4"/>std::cin&gt;&gt;start&gt;&gt;finish;</text:span></text:span></text:p>
      <text:p text:style-name="P53"><text:span text:style-name="Название_20_книги"><text:span text:style-name="T16">#else</text:span></text:span></text:p>
      <text:p text:style-name="P53"><text:span text:style-name="Название_20_книги"><text:span text:style-name="T16"><text:s text:c="4"/>char a;</text:span></text:span></text:p>
      <text:p text:style-name="P53"><text:span text:style-name="Название_20_книги"><text:span text:style-name="T16"><text:s text:c="4"/>char b;</text:span></text:span></text:p>
      <text:p text:style-name="P53"><text:span text:style-name="Название_20_книги"><text:span text:style-name="T16"><text:s text:c="4"/>std::cin &gt;&gt; a &gt;&gt; b;</text:span></text:span></text:p>
      <text:p text:style-name="P53"><text:span text:style-name="Название_20_книги"><text:span text:style-name="T16"><text:s text:c="4"/>start = int(a);</text:span></text:span></text:p>
      <text:p text:style-name="P53"><text:span text:style-name="Название_20_книги"><text:span text:style-name="T16"><text:s text:c="4"/>finish = (int) b;</text:span></text:span></text:p>
      <text:p text:style-name="P53"><text:span text:style-name="Название_20_книги"><text:span text:style-name="T16">#endif</text:span></text:span></text:p>
      <text:p text:style-name="P53"><text:span text:style-name="Название_20_книги"><text:span text:style-name="T16"><text:s text:c="4"/>while (!std::cin.eof()) {</text:span></text:span></text:p>
      <text:p text:style-name="P53"><text:span text:style-name="Название_20_книги"><text:span text:style-name="T16"><text:s text:c="8"/>int x, y;</text:span></text:span></text:p>
      <text:p text:style-name="P53"><text:span text:style-name="Название_20_книги"><text:span text:style-name="T16"><text:s text:c="8"/>double w;</text:span></text:span></text:p>
      <text:p text:style-name="P53"><text:span text:style-name="Название_20_книги"><text:span text:style-name="T16">#ifdef NUMERIC_NAME</text:span></text:span></text:p>
      <text:p text:style-name="P53"><text:span text:style-name="Название_20_книги"><text:span text:style-name="T16"><text:s text:c="8"/>std::cin&gt;&gt;x&gt;&gt;y;</text:span></text:span></text:p>
      <text:p text:style-name="P53"><text:span text:style-name="Название_20_книги"><text:span text:style-name="T16">#else</text:span></text:span></text:p>
      <text:p text:style-name="P53"><text:span text:style-name="Название_20_книги"><text:span text:style-name="T16"><text:s text:c="8"/>std::cin &gt;&gt; a &gt;&gt; b;</text:span></text:span></text:p>
      <text:p text:style-name="P53"><text:span text:style-name="Название_20_книги"><text:span text:style-name="T16"><text:s text:c="8"/>x = (int) a;</text:span></text:span></text:p>
      <text:p text:style-name="P53"><text:span text:style-name="Название_20_книги"><text:span text:style-name="T16"><text:s text:c="8"/>y = (int) b;</text:span></text:span></text:p>
      <text:p text:style-name="P53"><text:span text:style-name="Название_20_книги"><text:span text:style-name="T16">#endif</text:span></text:span></text:p>
      <text:p text:style-name="P53"><text:span text:style-name="Название_20_книги"><text:span text:style-name="T16"><text:s text:c="8"/>std::cin &gt;&gt; w;</text:span></text:span></text:p>
      <text:p text:style-name="P53"><text:span text:style-name="Название_20_книги"><text:span text:style-name="T16"/></text:span></text:p>
      <text:p text:style-name="P53"><text:span text:style-name="Название_20_книги"><text:span text:style-name="T16"><text:s text:c="8"/>//Init graph</text:span></text:span></text:p>
      <text:p text:style-name="P53"><text:span text:style-name="Название_20_книги"><text:span text:style-name="T16"/></text:span></text:p>
      <text:p text:style-name="P53"><text:span text:style-name="Название_20_книги"><text:span text:style-name="T16"><text:s text:c="8"/>graph[x].insert(link(y, w));</text:span></text:span></text:p>
      <text:p text:style-name="P53"><text:span text:style-name="Название_20_книги"><text:span text:style-name="T16"/></text:span></text:p>
      <text:p text:style-name="P53"><text:span text:style-name="Название_20_книги"><text:span text:style-name="T16"><text:s text:c="8"/>graph[y].insert(link(x, w));</text:span></text:span></text:p>
      <text:p text:style-name="P53"><text:span text:style-name="Название_20_книги"><text:span text:style-name="T16"/></text:span></text:p>
      <text:p text:style-name="P53"><text:span text:style-name="Название_20_книги"><text:span text:style-name="T16"><text:s text:c="4"/>}</text:span></text:span></text:p>
      <text:p text:style-name="P53"><text:span text:style-name="Название_20_книги"><text:span text:style-name="T16">}</text:span></text:span></text:p>
      <text:p text:style-name="P53"><text:span text:style-name="Название_20_книги"><text:span text:style-name="T16"/></text:span></text:p>
      <text:p text:style-name="P53"><text:soft-page-break/><text:span text:style-name="Название_20_книги"><text:span text:style-name="T16"/></text:span></text:p>
      <text:p text:style-name="P53"><text:span text:style-name="Название_20_книги"><text:span text:style-name="T16">void write() {</text:span></text:span></text:p>
      <text:p text:style-name="P53"><text:span text:style-name="Название_20_книги"><text:span text:style-name="T16"><text:s text:c="4"/>for (auto it:graph) {</text:span></text:span></text:p>
      <text:p text:style-name="P53"><text:span text:style-name="Название_20_книги"><text:span text:style-name="T16"><text:s text:c="8"/>std::cout &lt;&lt; (char) it.first &lt;&lt; " : ";</text:span></text:span></text:p>
      <text:p text:style-name="P53"><text:span text:style-name="Название_20_книги"><text:span text:style-name="T16"><text:s text:c="8"/>for (auto it1:it.second) {</text:span></text:span></text:p>
      <text:p text:style-name="P53"><text:span text:style-name="Название_20_книги"><text:span text:style-name="T16"><text:s text:c="12"/>std::cout &lt;&lt; (char) it1.destName &lt;&lt; " " &lt;&lt; it1.weight &lt;&lt; "; ";</text:span></text:span></text:p>
      <text:p text:style-name="P53"><text:span text:style-name="Название_20_книги"><text:span text:style-name="T16"><text:s text:c="8"/>}</text:span></text:span></text:p>
      <text:p text:style-name="P53"><text:span text:style-name="Название_20_книги"><text:span text:style-name="T16"><text:s text:c="8"/>std::cout &lt;&lt; std::endl;</text:span></text:span></text:p>
      <text:p text:style-name="P53"><text:span text:style-name="Название_20_книги"><text:span text:style-name="T16"><text:s text:c="4"/>}</text:span></text:span></text:p>
      <text:p text:style-name="P53"><text:span text:style-name="Название_20_книги"><text:span text:style-name="T16">}</text:span></text:span></text:p>
      <text:p text:style-name="P53"><text:span text:style-name="Название_20_книги"><text:span text:style-name="T16"/></text:span></text:p>
      <text:p text:style-name="P53"><text:span text:style-name="Название_20_книги"><text:span text:style-name="T16">bool _greedy(std::set&lt;int&gt; &amp;visited, std::vector&lt;int&gt; &amp;way) {</text:span></text:span></text:p>
      <text:p text:style-name="P53"><text:span text:style-name="Название_20_книги"><text:span text:style-name="T16"><text:s text:c="4"/>bool flag = false;</text:span></text:span></text:p>
      <text:p text:style-name="P53"><text:span text:style-name="Название_20_книги"><text:span text:style-name="T16"><text:s text:c="4"/>int vtx = *way.rbegin();</text:span></text:span></text:p>
      <text:p text:style-name="P53"><text:span text:style-name="Название_20_книги"><text:span text:style-name="T16"><text:s text:c="4"/>if (vtx == finish)return true;</text:span></text:span></text:p>
      <text:p text:style-name="P53"><text:span text:style-name="Название_20_книги"><text:span text:style-name="T16"/></text:span></text:p>
      <text:p text:style-name="P53"><text:span text:style-name="Название_20_книги"><text:span text:style-name="T16"><text:s text:c="4"/>std::vector&lt;link&gt; vtxs(graph[vtx].begin(), graph[vtx].end());</text:span></text:span></text:p>
      <text:p text:style-name="P53"><text:span text:style-name="Название_20_книги"><text:span text:style-name="T16"><text:s text:c="4"/>std::sort(vtxs.begin(), vtxs.end(), cmpLinks);</text:span></text:span></text:p>
      <text:p text:style-name="P53"><text:span text:style-name="Название_20_книги"><text:span text:style-name="T16"/></text:span></text:p>
      <text:p text:style-name="P53"><text:span text:style-name="Название_20_книги"><text:span text:style-name="T16"><text:s text:c="4"/>for (auto it:vtxs) {</text:span></text:span></text:p>
      <text:p text:style-name="P53"><text:span text:style-name="Название_20_книги"><text:span text:style-name="T16">#ifdef DEBUG</text:span></text:span></text:p>
      <text:p text:style-name="P53"><text:span text:style-name="Название_20_книги"><text:span text:style-name="T16"><text:s text:c="8"/>std::cout &lt;&lt; "[Concider] " &lt;&lt; (NCAST) it.destName &lt;&lt; " of weight " &lt;&lt; it.weight &lt;&lt; std::endl;</text:span></text:span></text:p>
      <text:p text:style-name="P53"><text:span text:style-name="Название_20_книги"><text:span text:style-name="T16">#endif</text:span></text:span></text:p>
      <text:p text:style-name="P53"><text:span text:style-name="Название_20_книги"><text:span text:style-name="T16"><text:s text:c="8"/>if (!visited.count(it.destName)) {</text:span></text:span></text:p>
      <text:p text:style-name="P53"><text:span text:style-name="Название_20_книги"><text:span text:style-name="T16">#ifdef DEBUG</text:span></text:span></text:p>
      <text:p text:style-name="P53"><text:span text:style-name="Название_20_книги"><text:span text:style-name="T16"><text:s text:c="12"/>std::cout &lt;&lt; "&lt;Visit&gt; <text:s text:c="3"/>" &lt;&lt; (NCAST) it.destName &lt;&lt; " of weight " &lt;&lt; it.weight &lt;&lt; std::endl;</text:span></text:span></text:p>
      <text:p text:style-name="P53"><text:span text:style-name="Название_20_книги"><text:span text:style-name="T16">#endif</text:span></text:span></text:p>
      <text:p text:style-name="P53"><text:span text:style-name="Название_20_книги"><text:span text:style-name="T16"/></text:span></text:p>
      <text:p text:style-name="P53"><text:span text:style-name="Название_20_книги"><text:span text:style-name="T16"><text:s text:c="12"/>visited.insert(it.destName);</text:span></text:span></text:p>
      <text:p text:style-name="P53"><text:span text:style-name="Название_20_книги"><text:span text:style-name="T16"><text:s text:c="12"/>way.push_back(it.destName);</text:span></text:span></text:p>
      <text:p text:style-name="P53"><text:span text:style-name="Название_20_книги"><text:span text:style-name="T16"/></text:span></text:p>
      <text:p text:style-name="P53"><text:span text:style-name="Название_20_книги"><text:span text:style-name="T16"><text:s text:c="12"/>flag |= _greedy(visited, way);</text:span></text:span></text:p>
      <text:p text:style-name="P53"><text:span text:style-name="Название_20_книги"><text:span text:style-name="T16"><text:s text:c="12"/>if (flag)return true;</text:span></text:span></text:p>
      <text:p text:style-name="P53"><text:span text:style-name="Название_20_книги"><text:span text:style-name="T16"><text:s text:c="8"/>}</text:span></text:span></text:p>
      <text:p text:style-name="P53"><text:span text:style-name="Название_20_книги"><text:span text:style-name="T16"><text:s text:c="4"/>}</text:span></text:span></text:p>
      <text:p text:style-name="P53"><text:span text:style-name="Название_20_книги"><text:span text:style-name="T16"><text:s text:c="4"/>way.pop_back();</text:span></text:span></text:p>
      <text:p text:style-name="P53"><text:span text:style-name="Название_20_книги"><text:span text:style-name="T16"><text:s text:c="4"/>visited.erase(vtx);</text:span></text:span></text:p>
      <text:p text:style-name="P53"><text:span text:style-name="Название_20_книги"><text:span text:style-name="T16"><text:s text:c="4"/>return false;</text:span></text:span></text:p>
      <text:p text:style-name="P53"><text:span text:style-name="Название_20_книги"><text:span text:style-name="T16"/></text:span></text:p>
      <text:p text:style-name="P53"><text:span text:style-name="Название_20_книги"><text:span text:style-name="T16">}</text:span></text:span></text:p>
      <text:p text:style-name="P53"><text:span text:style-name="Название_20_книги"><text:span text:style-name="T16"/></text:span></text:p>
      <text:p text:style-name="P53"><text:soft-page-break/><text:span text:style-name="Название_20_книги"><text:span text:style-name="T16">std::vector&lt;int&gt; greedy() {</text:span></text:span></text:p>
      <text:p text:style-name="P53"><text:span text:style-name="Название_20_книги"><text:span text:style-name="T16"><text:s text:c="4"/>std::set&lt;int&gt; visited;</text:span></text:span></text:p>
      <text:p text:style-name="P53"><text:span text:style-name="Название_20_книги"><text:span text:style-name="T16"><text:s text:c="4"/>std::vector&lt;int&gt; way;</text:span></text:span></text:p>
      <text:p text:style-name="P53"><text:span text:style-name="Название_20_книги"><text:span text:style-name="T16"><text:s text:c="4"/>way.push_back(start);</text:span></text:span></text:p>
      <text:p text:style-name="P53"><text:span text:style-name="Название_20_книги"><text:span text:style-name="T16"><text:s text:c="4"/>visited.insert(start);</text:span></text:span></text:p>
      <text:p text:style-name="P53"><text:span text:style-name="Название_20_книги"><text:span text:style-name="T16"><text:s text:c="4"/>if (!_greedy(visited, way)){std::cerr &lt;&lt; "No Way!\n";exit(0);}</text:span></text:span></text:p>
      <text:p text:style-name="P53"><text:span text:style-name="Название_20_книги"><text:span text:style-name="T16"><text:s text:c="4"/>return way;</text:span></text:span></text:p>
      <text:p text:style-name="P53"><text:span text:style-name="Название_20_книги"><text:span text:style-name="T16"/></text:span></text:p>
      <text:p text:style-name="P53"><text:span text:style-name="Название_20_книги"><text:span text:style-name="T16">}</text:span></text:span></text:p>
      <text:p text:style-name="P53"><text:span text:style-name="Название_20_книги"><text:span text:style-name="T16"/></text:span></text:p>
      <text:p text:style-name="P53"><text:span text:style-name="Название_20_книги"><text:span text:style-name="T16">std::vector&lt;int&gt; AStar() {</text:span></text:span></text:p>
      <text:p text:style-name="P53"><text:span text:style-name="Название_20_книги"><text:span text:style-name="T16"><text:s text:c="4"/>std::map&lt;int, label&gt; lbs;</text:span></text:span></text:p>
      <text:p text:style-name="P53"><text:span text:style-name="Название_20_книги"><text:span text:style-name="T16"><text:s text:c="4"/>std::vector&lt;label *&gt; q;</text:span></text:span></text:p>
      <text:p text:style-name="P53"><text:span text:style-name="Название_20_книги"><text:span text:style-name="T16"><text:s text:c="4"/>std::vector&lt;int&gt; way;</text:span></text:span></text:p>
      <text:p text:style-name="P53"><text:span text:style-name="Название_20_книги"><text:span text:style-name="T16"/></text:span></text:p>
      <text:p text:style-name="P53"><text:span text:style-name="Название_20_книги"><text:span text:style-name="T16"><text:s text:c="4"/>bool flag = true;</text:span></text:span></text:p>
      <text:p text:style-name="P53"><text:span text:style-name="Название_20_книги"><text:span text:style-name="T16"/></text:span></text:p>
      <text:p text:style-name="P53"><text:span text:style-name="Название_20_книги"><text:span text:style-name="T16"><text:s text:c="4"/>int vtx = start;</text:span></text:span></text:p>
      <text:p text:style-name="P53"><text:span text:style-name="Название_20_книги"><text:span text:style-name="T16"><text:s text:c="4"/>label lb = label(vtx, -1, 0);</text:span></text:span></text:p>
      <text:p text:style-name="P53"><text:span text:style-name="Название_20_книги"><text:span text:style-name="T16"/></text:span></text:p>
      <text:p text:style-name="P53"><text:span text:style-name="Название_20_книги"><text:span text:style-name="T16"><text:s text:c="4"/>lbs[vtx] = (lb);</text:span></text:span></text:p>
      <text:p text:style-name="P53"><text:span text:style-name="Название_20_книги"><text:span text:style-name="T16"/></text:span></text:p>
      <text:p text:style-name="P53"><text:span text:style-name="Название_20_книги"><text:span text:style-name="T16"><text:s text:c="4"/>q.push_back(&amp;lbs[vtx]);</text:span></text:span></text:p>
      <text:p text:style-name="P53"><text:span text:style-name="Название_20_книги"><text:span text:style-name="T16"/></text:span></text:p>
      <text:p text:style-name="P53"><text:span text:style-name="Название_20_книги"><text:span text:style-name="T16"><text:s text:c="4"/>while (flag) {</text:span></text:span></text:p>
      <text:p text:style-name="P53"><text:span text:style-name="Название_20_книги"><text:span text:style-name="T16"><text:s text:c="8"/>flag = false;</text:span></text:span></text:p>
      <text:p text:style-name="P53"><text:span text:style-name="Название_20_книги"><text:span text:style-name="T16"><text:s text:c="8"/>for (auto it:graph[vtx]) {</text:span></text:span></text:p>
      <text:p text:style-name="P53"><text:span text:style-name="Название_20_книги"><text:span text:style-name="T16"><text:s text:c="12"/>lb = label(it.destName, vtx, lbs[vtx].G + it.weight);</text:span></text:span></text:p>
      <text:p text:style-name="P53"><text:span text:style-name="Название_20_книги"><text:span text:style-name="T16"><text:s text:c="12"/>if (lbs.count(it.destName)) {</text:span></text:span></text:p>
      <text:p text:style-name="P53"><text:span text:style-name="Название_20_книги"><text:span text:style-name="T16"><text:s text:c="16"/>if (lb.H() &lt; lbs[it.destName].H()) {</text:span></text:span></text:p>
      <text:p text:style-name="P53"><text:span text:style-name="Название_20_книги"><text:span text:style-name="T16"><text:s text:c="20"/>flag = true;</text:span></text:span></text:p>
      <text:p text:style-name="P53"><text:span text:style-name="Название_20_книги"><text:span text:style-name="T16"><text:s text:c="20"/>lbs[it.destName] = lb;</text:span></text:span></text:p>
      <text:p text:style-name="P53"><text:span text:style-name="Название_20_книги"><text:span text:style-name="T16"><text:s text:c="20"/>q.push_back(&amp;lbs[it.destName]);</text:span></text:span></text:p>
      <text:p text:style-name="P53"><text:span text:style-name="Название_20_книги"><text:span text:style-name="T16"><text:s text:c="20"/>std::stable_sort(q.begin(), q.end(), label::cmoLbPtrs);</text:span></text:span></text:p>
      <text:p text:style-name="P53"><text:span text:style-name="Название_20_книги"><text:span text:style-name="T16"/></text:span></text:p>
      <text:p text:style-name="P53"><text:span text:style-name="Название_20_книги"><text:span text:style-name="T16">#ifdef DEBUG</text:span></text:span></text:p>
      <text:p text:style-name="P53"><text:span text:style-name="Название_20_книги"><text:span text:style-name="T16"><text:s text:c="20"/>std::cout &lt;&lt; "Update lable [Name: " &lt;&lt; (NCAST) lb.name &lt;&lt; "; Prev: " &lt;&lt; (NCAST) lb.prev &lt;&lt; "; G: "</text:span></text:span></text:p>
      <text:p text:style-name="P53"><text:span text:style-name="Название_20_книги"><text:span text:style-name="T16"><text:s text:c="30"/>&lt;&lt; lb.G &lt;&lt; "; H: " &lt;&lt; lb.H() &lt;&lt; std::endl;</text:span></text:span></text:p>
      <text:p text:style-name="P53"><text:span text:style-name="Название_20_книги"><text:span text:style-name="T16"><text:s text:c="20"/>std::cout &lt;&lt; "Priority queue:" &lt;&lt; std::endl;</text:span></text:span></text:p>
      <text:p text:style-name="P53"><text:span text:style-name="Название_20_книги"><text:span text:style-name="T16"><text:s text:c="20"/>for (auto it:q) {</text:span></text:span></text:p>
      <text:p text:style-name="P53"><text:span text:style-name="Название_20_книги"><text:span text:style-name="T16"><text:s text:c="24"/>std::cout &lt;&lt; (NCAST) it-&gt;name &lt;&lt; " : " &lt;&lt; it-&gt;H() + it-&gt;G &lt;&lt; "; ";</text:span></text:span></text:p>
      <text:p text:style-name="P53"><text:soft-page-break/><text:span text:style-name="Название_20_книги"><text:span text:style-name="T16"><text:s text:c="20"/>}</text:span></text:span></text:p>
      <text:p text:style-name="P53"><text:span text:style-name="Название_20_книги"><text:span text:style-name="T16"><text:s text:c="20"/>std::cout &lt;&lt; std::endl;</text:span></text:span></text:p>
      <text:p text:style-name="P53"><text:span text:style-name="Название_20_книги"><text:span text:style-name="T16">#endif</text:span></text:span></text:p>
      <text:p text:style-name="P53"><text:span text:style-name="Название_20_книги"><text:span text:style-name="T16"/></text:span></text:p>
      <text:p text:style-name="P53"><text:span text:style-name="Название_20_книги"><text:span text:style-name="T16"><text:s text:c="16"/>}</text:span></text:span></text:p>
      <text:p text:style-name="P53"><text:span text:style-name="Название_20_книги"><text:span text:style-name="T16"><text:s text:c="12"/>} else {</text:span></text:span></text:p>
      <text:p text:style-name="P53"><text:span text:style-name="Название_20_книги"><text:span text:style-name="T16"><text:s text:c="16"/>flag = true;</text:span></text:span></text:p>
      <text:p text:style-name="P53"><text:span text:style-name="Название_20_книги"><text:span text:style-name="T16"><text:s text:c="16"/>lbs[it.destName] = lb;</text:span></text:span></text:p>
      <text:p text:style-name="P53"><text:span text:style-name="Название_20_книги"><text:span text:style-name="T16"><text:s text:c="16"/>q.push_back(&amp;lbs[it.destName]);</text:span></text:span></text:p>
      <text:p text:style-name="P53"><text:span text:style-name="Название_20_книги"><text:span text:style-name="T16"><text:s text:c="16"/>std::stable_sort(q.begin(), q.end(), label::cmoLbPtrs);</text:span></text:span></text:p>
      <text:p text:style-name="P53"><text:span text:style-name="Название_20_книги"><text:span text:style-name="T16">#ifdef DEBUG</text:span></text:span></text:p>
      <text:p text:style-name="P53"><text:span text:style-name="Название_20_книги"><text:span text:style-name="T16"><text:s text:c="16"/>std::cout &lt;&lt; "Set <text:s text:c="3"/>lable [Name: " &lt;&lt; (NCAST) lb.name &lt;&lt; "; Prev: " &lt;&lt; (NCAST) lb.prev &lt;&lt; "; G: "</text:span></text:span></text:p>
      <text:p text:style-name="P53"><text:span text:style-name="Название_20_книги"><text:span text:style-name="T16"><text:s text:c="26"/>&lt;&lt; lb.G &lt;&lt; "; H: " &lt;&lt; lb.H() &lt;&lt; std::endl;</text:span></text:span></text:p>
      <text:p text:style-name="P53"><text:span text:style-name="Название_20_книги"><text:span text:style-name="T16"><text:s text:c="16"/>std::cout &lt;&lt; "Priority queue:" &lt;&lt; std::endl;</text:span></text:span></text:p>
      <text:p text:style-name="P53"><text:span text:style-name="Название_20_книги"><text:span text:style-name="T16"><text:s text:c="16"/>for (auto it:q) {</text:span></text:span></text:p>
      <text:p text:style-name="P53"><text:span text:style-name="Название_20_книги"><text:span text:style-name="T16"><text:s text:c="20"/>std::cout &lt;&lt; (NCAST) it-&gt;name &lt;&lt; " : " &lt;&lt; it-&gt;H() + it-&gt;G &lt;&lt; "; ";</text:span></text:span></text:p>
      <text:p text:style-name="P53"><text:span text:style-name="Название_20_книги"><text:span text:style-name="T16"><text:s text:c="16"/>}</text:span></text:span></text:p>
      <text:p text:style-name="P53"><text:span text:style-name="Название_20_книги"><text:span text:style-name="T16"><text:s text:c="16"/>std::cout &lt;&lt; "\n------------------------------------" &lt;&lt; std::endl;</text:span></text:span></text:p>
      <text:p text:style-name="P53"><text:span text:style-name="Название_20_книги"><text:span text:style-name="T16">#endif</text:span></text:span></text:p>
      <text:p text:style-name="P53"><text:span text:style-name="Название_20_книги"><text:span text:style-name="T16"><text:s text:c="12"/>}</text:span></text:span></text:p>
      <text:p text:style-name="P53"><text:span text:style-name="Название_20_книги"><text:span text:style-name="T16"><text:s text:c="12"/>if (lb.name == finish)break;</text:span></text:span></text:p>
      <text:p text:style-name="P53"><text:span text:style-name="Название_20_книги"><text:span text:style-name="T16"><text:s text:c="8"/>}</text:span></text:span></text:p>
      <text:p text:style-name="P53"><text:span text:style-name="Название_20_книги"><text:span text:style-name="T16"><text:s text:c="8"/>if (q.front()-&gt;name == vtx)q.erase(q.begin());</text:span></text:span></text:p>
      <text:p text:style-name="P53"><text:span text:style-name="Название_20_книги"><text:span text:style-name="T16"><text:s text:c="8"/>vtx = q.front()-&gt;name;</text:span></text:span></text:p>
      <text:p text:style-name="P53"><text:span text:style-name="Название_20_книги"><text:span text:style-name="T16"><text:s text:c="4"/>}</text:span></text:span></text:p>
      <text:p text:style-name="P53"><text:span text:style-name="Название_20_книги"><text:span text:style-name="T16"><text:s text:c="4"/>if (lbs.count(finish)) {</text:span></text:span></text:p>
      <text:p text:style-name="P53"><text:span text:style-name="Название_20_книги"><text:span text:style-name="T16"><text:s text:c="8"/>vtx = finish;</text:span></text:span></text:p>
      <text:p text:style-name="P53"><text:span text:style-name="Название_20_книги"><text:span text:style-name="T16"><text:s text:c="8"/>std::vector&lt;int&gt; rvWay;</text:span></text:span></text:p>
      <text:p text:style-name="P53"><text:span text:style-name="Название_20_книги"><text:span text:style-name="T16"><text:s text:c="8"/>while (vtx != start) {</text:span></text:span></text:p>
      <text:p text:style-name="P53"><text:span text:style-name="Название_20_книги"><text:span text:style-name="T16"><text:s text:c="12"/>rvWay.push_back(vtx);</text:span></text:span></text:p>
      <text:p text:style-name="P53"><text:span text:style-name="Название_20_книги"><text:span text:style-name="T16"><text:s text:c="12"/>vtx = lbs[vtx].prev;</text:span></text:span></text:p>
      <text:p text:style-name="P53"><text:span text:style-name="Название_20_книги"><text:span text:style-name="T16"><text:s text:c="8"/>}</text:span></text:span></text:p>
      <text:p text:style-name="P53"><text:span text:style-name="Название_20_книги"><text:span text:style-name="T16"><text:s text:c="8"/>rvWay.push_back(start);</text:span></text:span></text:p>
      <text:p text:style-name="P53"><text:span text:style-name="Название_20_книги"><text:span text:style-name="T16"><text:s text:c="8"/>way = std::vector&lt;int&gt;(rvWay.rbegin(), rvWay.rend());</text:span></text:span></text:p>
      <text:p text:style-name="P53"><text:span text:style-name="Название_20_книги"><text:span text:style-name="T16"><text:s text:c="4"/>}</text:span></text:span></text:p>
      <text:p text:style-name="P53"><text:span text:style-name="Название_20_книги"><text:span text:style-name="T16"><text:s text:c="4"/>return way;</text:span></text:span></text:p>
      <text:p text:style-name="P53"><text:span text:style-name="Название_20_книги"><text:span text:style-name="T16">}</text:span></text:span></text:p>
      <text:p text:style-name="P53"><text:span text:style-name="Название_20_книги"><text:span text:style-name="T16"/></text:span></text:p>
      <text:p text:style-name="P53"><text:span text:style-name="Название_20_книги"><text:span text:style-name="T16"/></text:span></text:p>
      <text:p text:style-name="P53"><text:span text:style-name="Название_20_книги"><text:span text:style-name="T16">int main() {</text:span></text:span></text:p>
      <text:p text:style-name="P53"><text:soft-page-break/><text:span text:style-name="Название_20_книги"><text:span text:style-name="T16">#ifdef DEBUG</text:span></text:span></text:p>
      <text:p text:style-name="P53"><text:span text:style-name="Название_20_книги"><text:span text:style-name="T16"><text:s text:c="4"/>std::ifstream in("/media/anton/E6D8B24FD8B21E2D1/Git/txcloud/Labs/s2/Alg/2_Pathfinding/in");</text:span></text:span></text:p>
      <text:p text:style-name="P53"><text:span text:style-name="Название_20_книги"><text:span text:style-name="T16"><text:s text:c="4"/>std::cin.rdbuf(in.rdbuf());</text:span></text:span></text:p>
      <text:p text:style-name="P53"><text:span text:style-name="Название_20_книги"><text:span text:style-name="T16">#endif</text:span></text:span></text:p>
      <text:p text:style-name="P53"><text:span text:style-name="Название_20_книги"><text:span text:style-name="T16"><text:s text:c="4"/>read();</text:span></text:span></text:p>
      <text:p text:style-name="P53"><text:span text:style-name="Название_20_книги"><text:span text:style-name="T16">#ifdef DEBUG</text:span></text:span></text:p>
      <text:p text:style-name="P53"><text:span text:style-name="Название_20_книги"><text:span text:style-name="T16"><text:s text:c="4"/>write();</text:span></text:span></text:p>
      <text:p text:style-name="P53"><text:span text:style-name="Название_20_книги"><text:span text:style-name="T16">#endif</text:span></text:span></text:p>
      <text:p text:style-name="P53"><text:span text:style-name="Название_20_книги"><text:span text:style-name="T16"><text:s text:c="4"/>auto vec = greedy();</text:span></text:span></text:p>
      <text:p text:style-name="P53"><text:span text:style-name="Название_20_книги"><text:span text:style-name="T16"><text:s text:c="4"/>//auto vec = AStar();</text:span></text:span></text:p>
      <text:p text:style-name="P53"><text:span text:style-name="Название_20_книги"><text:span text:style-name="T16"><text:s text:c="4"/>PRINT_VEC(vec);</text:span></text:span></text:p>
      <text:p text:style-name="P53"><text:span text:style-name="Название_20_книги"><text:span text:style-name="T16"><text:s text:c="4"/>return 0;</text:span></text:span></text:p>
      <text:p text:style-name="P53"><text:span text:style-name="Название_20_книги"><text:span text:style-name="T16">}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ar new" svg:font-family="'Couriar new'"/>
    <style:font-face style:name="Lohit Devanagari1" svg:font-family="'Lohit Devanagari'"/>
    <style:font-face style:name="Courier New" svg:font-family="'Courier New'" style:font-family-generic="modern"/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nsolas" svg:font-family="Consolas" style:font-family-generic="swiss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043in" style:writing-mode="lr-tb"/>
      <style:text-properties style:use-window-font-color="true" style:font-name="Liberation Serif" fo:font-size="12pt" fo:language="en" fo:country="GB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0.3937in" fo:margin-right="0.4764in" fo:line-height="0.1945in" fo:text-align="justify" style:justify-single-word="false" fo:text-indent="0.2953in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25in" fo:margin-right="0in" fo:line-height="130%" fo:text-align="justify" style:justify-single-word="false" fo:text-indent="-0.25in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3">
      <style:paragraph-properties fo:margin-left="0.5in" fo:margin-right="0in" fo:margin-top="0.1945in" fo:margin-bottom="0.1945in" loext:contextual-spacing="false" fo:text-indent="0in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2957in" fo:margin-right="0in" fo:text-align="justify" style:justify-single-word="false" fo:text-indent="-0.2957in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1.1811in" fo:margin-right="0in" fo:margin-top="0.0835in" fo:margin-bottom="0in" loext:contextual-spacing="false" fo:text-align="justify" style:justify-single-word="false" fo:text-indent="-0.4917in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0835in" fo:margin-bottom="0.0835in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in" loext:contextual-spacing="true" fo:text-indent="0in" style:auto-text-indent="false"/>
    </style:style>
    <style:style style:name="ConsPlusNormal" style:family="paragraph">
      <style:paragraph-properties fo:margin-left="0in" fo:margin-right="0in" fo:orphans="0" fo:widows="0" fo:hyphenation-ladder-count="no-limit" fo:text-indent="0.5in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1665in" fo:text-align="justify" style:justify-single-word="false" fo:orphans="0" fo:widows="0" fo:hyphenation-ladder-count="no-limit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Заголовок_20__2116_2_20__28_2_29_" style:display-name="Заголовок №2 (2)" style:family="paragraph" style:parent-style-name="Standard">
      <style:paragraph-properties fo:margin-top="0.1945in" fo:margin-bottom="0in" loext:contextual-spacing="false" fo:line-height="0.1902in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>
      <style:paragraph-properties fo:margin-top="0in" fo:margin-bottom="0.139in" loext:contextual-spacing="false" fo:line-height="115%" fo:orphans="2" fo:widows="2" fo:hyphenation-ladder-count="no-limit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Стиль" style:family="paragraph">
      <style:paragraph-properties fo:orphans="0" fo:widows="0" fo:hyphenation-ladder-count="no-limit"/>
      <style:text-properties style:use-window-font-color="true" style:text-position="0% 100%" style:font-name="Times New Roman" fo:font-family="'Times New Roman'" style:font-family-generic="roman" style:font-pitch="variable" fo:font-size="12pt" fo:letter-spacing="-0.0008in" fo:language="en" fo:country="US" style:letter-kerning="true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Основной_20_текст_20_2" style:display-name="Основной текст 2" style:family="paragraph" style:parent-style-name="Standard">
      <style:paragraph-properties fo:margin-top="0in" fo:margin-bottom="0.0835in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Основной_20_текст_20_3" style:display-name="Основной текст 3" style:family="paragraph" style:parent-style-name="Standard">
      <style:paragraph-properties fo:margin-top="0in" fo:margin-bottom="0.0835in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hyphenation-ladder-count="no-limit" fo:padding="0in" fo:border="none"/>
      <style:text-properties fo:color="#000000" style:font-name="Helvetica" fo:font-family="Helvetica, 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Helvetica" style:font-family-complex="Helvetica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Style16" style:family="paragraph">
      <style:paragraph-properties fo:line-height="0.1929in" fo:text-align="justify" style:justify-single-word="false" fo:orphans="0" fo:widows="0" fo:hyphenation-ladder-count="no-limit" fo:padding="0in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Arial Unicode MS" style:font-family-complex="'Arial Unicode MS'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western" style:family="paragraph" style:parent-style-name="Standard">
      <style:paragraph-properties fo:margin-top="0.1945in" fo:margin-bottom="0.1945in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25in" fo:margin-right="0in" fo:text-align="justify" style:justify-single-word="false" fo:text-indent="-0.25in" style:auto-text-indent="false"/>
    </style:style>
    <style:style style:name="List_20_4" style:display-name="List 4" style:family="paragraph" style:parent-style-name="Standard" style:class="list">
      <style:paragraph-properties fo:margin-left="0.8398in" fo:margin-right="0in" fo:text-align="justify" style:justify-single-word="false" fo:text-indent="-0.25in" style:auto-text-indent="false"/>
      <style:text-properties style:font-size-complex="10pt"/>
    </style:style>
    <style:style style:name="List_20_3" style:display-name="List 3" style:family="paragraph" style:parent-style-name="Standard" style:class="list">
      <style:paragraph-properties fo:margin-left="0.6429in" fo:margin-right="0in" fo:margin-top="0in" fo:margin-bottom="0in" loext:contextual-spacing="true" fo:text-indent="-0.25in" style:auto-text-indent="false"/>
    </style:style>
    <style:style style:name="for_5f_tables_5f_12" style:display-name="for_tables_12" style:family="paragraph" style:parent-style-name="Standard">
      <style:paragraph-properties fo:line-height="0.222in"/>
    </style:style>
    <style:style style:name="Основной_20_текст_20_21" style:display-name="Основной текст 21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 fo:hyphenation-ladder-count="no-limit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Абзац_20_списка4" style:display-name="Абзац списка4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1945in" fo:margin-bottom="0.1945in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1945in" fo:margin-bottom="0.1945in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2">
      <style:paragraph-properties fo:margin-left="0.1972in" fo:margin-right="0in" fo:line-height="120%" fo:text-align="justify" style:justify-single-word="false" fo:text-indent="0in" style:auto-text-indent="false"/>
      <style:text-properties fo:font-size="14pt" fo:letter-spacing="-0.0016in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5in" fo:margin-bottom="0.1945in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in" fo:margin-right="0in" fo:text-indent="0.3937in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fo:language="en" fo:country="US"/>
    </style:style>
    <style:style style:name="Стандартный_20_HTML" style:display-name="Стандартный HTML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Квадрат3" style:family="paragraph" style:parent-style-name="Standard" style:default-outline-level="">
      <style:paragraph-properties fo:text-align="justify" style:justify-single-word="false" fo:orphans="0" fo:widows="0" style:vertical-align="auto"/>
      <style:text-properties style:font-name="a_Timer" fo:font-family="a_Timer" style:font-family-generic="roman" style:font-pitch="variable" fo:font-size="12pt" fo:language="en" fo:country="US" style:font-size-asian="12pt" style:language-asian="ru" style:country-asian="RU"/>
    </style:style>
    <style:style style:name="Обычный_20__2b__20_14_20_pt.по_20_ширине.Первая_20_строка_3a__20__20_0.97_20_см.Справа_3a__20__20_-1.25_20_см.Между..._20_..." style:display-name="Обычный + 14 pt.по ширине.Первая строка:  0.97 см.Справа:  -1.25 см.Между... ..." style:family="paragraph" style:parent-style-name="Квадрат3" style:default-outline-level="">
      <style:paragraph-properties fo:margin-left="0in" fo:margin-right="-0.4902in" fo:line-height="120%" fo:text-align="justify" style:justify-single-word="false" fo:orphans="0" fo:widows="0" fo:text-indent="0in" style:auto-text-indent="false" style:vertical-align="auto"/>
      <style:text-properties fo:font-size="14pt" fo:language="ru" fo:country="RU" style:font-size-asian="14pt" style:language-asian="ru" style:country-asian="RU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Обычный_20__2b__20_14_20_pt" style:display-name="Обычный + 14 pt" style:family="paragraph" style:parent-style-name="Квадрат3">
      <style:paragraph-properties fo:margin-left="0in" fo:margin-right="-0.4902in" fo:line-height="120%" fo:text-indent="0in" style:auto-text-indent="false"/>
      <style:text-properties style:font-name="Times New Roman" fo:font-family="'Times New Roman'" style:font-family-generic="roman" style:font-pitch="variable" fo:font-size="14pt" fo:language="ru" fo:country="RU" style:font-size-asian="14pt" style:font-name-complex="Times New Roman" style:font-family-complex="'Times New Roman'" style:font-family-generic-complex="roman" style:font-pitch-complex="variable" style:font-size-complex="14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>
      <style:text-properties style:font-name-complex="Times New Roman" style:font-family-complex="'Times New Roman'" style:font-family-generic-complex="roman" style:font-pitch-complex="variable"/>
    </style:style>
    <style:style style:name="hps" style:family="text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 style:font-name-complex="Arial Unicode MS" style:font-family-complex="'Arial Unicode MS'" style:font-family-generic-complex="swiss" style:font-pitch-complex="variable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Arial Unicode MS" style:font-family-complex="'Arial Unicode MS'" style:font-family-generic-complex="swiss" style:font-pitch-complex="variable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Стандартный_20_HTML_20_Знак" style:display-name="Стандартный HTML Знак" style:family="text">
      <style:text-properties style:font-name="Courier New" fo:font-family="'Courier New'" style:font-family-generic="modern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/>
    </style:style>
    <style:style style:name="hljs-selector-clas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3154in" fo:text-indent="-0.25in" fo:margin-left="0.5654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2953in" fo:margin-bottom="0.4925in" fo:margin-left="1.1811in" fo:margin-right="0.3937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2472in" fo:margin-left="0in" fo:margin-right="0in" fo:margin-bottom="0.4535in" style:dynamic-spacing="true"/>
      </style:header-style>
      <style:footer-style>
        <style:header-footer-properties fo:min-height="0.2953in" fo:margin-left="0in" fo:margin-right="0in" fo:margin-top="0.2563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header-first>
        <text:p text:style-name="Header"/>
      </style:header-first>
      <style:footer>
        <text:p text:style-name="MP2"><text:page-number text:select-page="current">2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meta:initial-creator>SAP</meta:initial-creator>
    <meta:creation-date>2018-09-22T21:53:00</meta:creation-date>
    <dc:date>2020-02-28T08:45:53.900238095</dc:date>
    <meta:print-date>2015-07-17T12:06:00</meta:print-date>
    <meta:editing-cycles>45</meta:editing-cycles>
    <meta:editing-duration>PT7H30M48S</meta:editing-duration>
    <meta:generator>LibreOffice/6.0.7.3$Linux_X86_64 LibreOffice_project/00m0$Build-3</meta:generator>
    <meta:document-statistic meta:table-count="1" meta:image-count="2" meta:object-count="0" meta:page-count="15" meta:paragraph-count="378" meta:word-count="2078" meta:character-count="14846" meta:non-whitespace-character-count="11751"/>
  </office:meta>
</office:document-meta>
</file>